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b97" officeooo:paragraph-rsid="0002bb97"/>
    </style:style>
    <style:style style:name="P2" style:family="paragraph" style:parent-style-name="Standard">
      <style:text-properties officeooo:rsid="0002bb97" officeooo:paragraph-rsid="0004b8e0"/>
    </style:style>
    <style:style style:name="P3" style:family="paragraph" style:parent-style-name="Standard">
      <style:text-properties fo:font-style="italic" officeooo:rsid="0002bb97" officeooo:paragraph-rsid="0002bb97" style:font-style-asian="italic" style:font-style-complex="italic"/>
    </style:style>
    <style:style style:name="P4" style:family="paragraph" style:parent-style-name="Standard">
      <style:text-properties fo:font-style="italic" fo:font-weight="bold" officeooo:rsid="0002bb97" officeooo:paragraph-rsid="0002bb9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02bb97" officeooo:paragraph-rsid="0002bb9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2bb97" officeooo:paragraph-rsid="0004b8e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officeooo:rsid="0004b8e0" officeooo:paragraph-rsid="0004b8e0" style:font-style-asian="normal" style:font-style-complex="normal"/>
    </style:style>
    <style:style style:name="P8" style:family="paragraph" style:parent-style-name="Standard">
      <style:text-properties officeooo:rsid="0004b8e0" officeooo:paragraph-rsid="0004b8e0"/>
    </style:style>
    <style:style style:name="P9" style:family="paragraph" style:parent-style-name="Standard">
      <style:text-properties fo:font-style="normal" fo:font-weight="normal" officeooo:rsid="0002bb97" officeooo:paragraph-rsid="0002bb9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2bb97" officeooo:paragraph-rsid="0004b8e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4b8e0" officeooo:paragraph-rsid="0004b8e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b8e0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4b8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seudocodigo Conditionals Java</text:p>
      <text:p text:style-name="P3"/>
      <text:p text:style-name="P4">Inicio:</text:p>
      <text:p text:style-name="P5">//<text:span text:style-name="T1">Iniciamos las variables que necesitamos</text:span></text:p>
      <text:p text:style-name="P5">PUNTAJE &lt; - 0</text:p>
      <text:p text:style-name="P5"/>
      <text:p text:style-name="P5">//<text:span text:style-name="T1">Mostramos la primera pregunta</text:span></text:p>
      <text:p text:style-name="P5">Mostrar: “¿Cuál es la capital de España?”</text:p>
      <text:p text:style-name="P5"/>
      <text:p text:style-name="P5">//Mostramos las opciones con sangría</text:p>
      <text:p text:style-name="P5">MOSTRAR “<text:tab/><text:tab/>a) Madrid”</text:p>
      <text:p text:style-name="P5">MOSTRAR “<text:tab/><text:tab/>b) Madrid”</text:p>
      <text:p text:style-name="P5">MOSTRAR “<text:tab/><text:tab/>c) Madrid”</text:p>
      <text:p text:style-name="P5">MOSTRAR “<text:tab/><text:tab/>d) Madrid”</text:p>
      <text:p text:style-name="P1"><text:span text:style-name="T4"/></text:p>
      <text:p text:style-name="P1"><text:span text:style-name="T4">//</text:span><text:span text:style-name="T3">Esperamos la respuesta del usuario</text:span></text:p>
      <text:p text:style-name="P5">LEER RESPUESTA_USUARIO</text:p>
      <text:p text:style-name="P3"><text:span text:style-name="T5"/></text:p>
      <text:p text:style-name="P1"><text:span text:style-name="T3">//Verificamos si la respuesta es correcta</text:span><text:tab/></text:p>
      <text:p text:style-name="P1">SI LA RESPUESTA_USUARIO = “a” ENTONCES</text:p>
      <text:p text:style-name="P1"><text:tab/>PUNTAJE &lt; - PUNTAJE + 5</text:p>
      <text:p text:style-name="P1">FIN_SI</text:p>
      <text:p text:style-name="P1"/>
      <text:p text:style-name="P1">//<text:span text:style-name="T6">repetimos el proceso para la segunda pregunta</text:span></text:p>
      <text:p text:style-name="P6">//<text:span text:style-name="T1">Mostramos la </text:span><text:span text:style-name="T2">segundo</text:span><text:span text:style-name="T1"> pregunta</text:span></text:p>
      <text:p text:style-name="P6">Mostrar: “¿Cuál es la capital de España?”</text:p>
      <text:p text:style-name="P6">MOSTRAR “<text:tab/><text:tab/>a) Madrid”</text:p>
      <text:p text:style-name="P6">MOSTRAR “<text:tab/><text:tab/>b) Madrid”</text:p>
      <text:p text:style-name="P6">MOSTRAR “<text:tab/><text:tab/>c) Madrid”</text:p>
      <text:p text:style-name="P6">MOSTRAR “<text:tab/><text:tab/>d) Madrid”</text:p>
      <text:p text:style-name="P2"><text:span text:style-name="T4"/></text:p>
      <text:p text:style-name="P8"><text:span text:style-name="T4"><text:s/>//</text:span><text:span text:style-name="T3">esperamos la respuesta del usuario</text:span></text:p>
      <text:p text:style-name="P11">LEER RESPUESTA_USUARIO = <text:tab/>‘C’ ENTONCES</text:p>
      <text:p text:style-name="P11">PUNTAJE &lt; - +5</text:p>
      <text:p text:style-name="P11">FIN_SI </text:p>
      <text:p text:style-name="P8"><text:span text:style-name="T4"/></text:p>
      <text:p text:style-name="P2">//<text:span text:style-name="T6">repetimos el proceso para la tercera pregunta</text:span></text:p>
      <text:p text:style-name="P6">//<text:span text:style-name="T1">Mostramos la </text:span><text:span text:style-name="T2">tercera</text:span><text:span text:style-name="T1"> pregunta</text:span></text:p>
      <text:p text:style-name="P6">Mostrar: “¿Cuál es la capital de España?”</text:p>
      <text:p text:style-name="P6">MOSTRAR “<text:tab/><text:tab/>a) Madrid”</text:p>
      <text:p text:style-name="P6">MOSTRAR “<text:tab/><text:tab/>b) Madrid”</text:p>
      <text:p text:style-name="P6">MOSTRAR “<text:tab/><text:tab/>c) Madrid”</text:p>
      <text:p text:style-name="P6">MOSTRAR “<text:tab/><text:tab/>d) Madrid”</text:p>
      <text:p text:style-name="P11"><text:s/>//esperamos la respuesta</text:p>
      <text:p text:style-name="P11">LEER RESPUESTA_USUARIO = <text:tab/>‘C’ ENTONCES</text:p>
      <text:p text:style-name="P11">PUNTAJE &lt; - +5</text:p>
      <text:p text:style-name="P11">FIN_SI</text:p>
      <text:p text:style-name="P8"><text:span text:style-name="T4"/></text:p>
      <text:p text:style-name="P8"><text:span text:style-name="T4">//</text:span><text:span text:style-name="T3">calculamos el puntaje final</text:span></text:p>
      <text:p text:style-name="P11">PUNTAJE_FINAL &lt; - PUNTAJE /20 * 100</text:p>
      <text:p text:style-name="P7"><text:span text:style-name="T5"/></text:p>
      <text:p text:style-name="P7"><text:span text:style-name="T5"/></text:p>
      <text:p text:style-name="P7"><text:soft-page-break/><text:span text:style-name="T5">//mostramos el mensaje según el puntaje</text:span></text:p>
      <text:p text:style-name="P11">SI PUNTAJE_FINAL &gt;= 15 ENTONCES</text:p>
      <text:p text:style-name="P11"><text:tab/>MOSTRAR “¡Tú si que sabes mucho!”</text:p>
      <text:p text:style-name="P11">SINO SI PUNTAJE_FINAL &lt;= 5 ENTONCES</text:p>
      <text:p text:style-name="P11"><text:tab/>MOSTRAR: “No lo has hecho tan mal”</text:p>
      <text:p text:style-name="P11">SINO</text:p>
      <text:p text:style-name="P11"><text:tab/>MOSTRAR”Buena suerte la próxima vez”</text:p>
      <text:p text:style-name="P11">FIN_SI</text:p>
      <text:p text:style-name="P7"><text:span text:style-name="T5"/></text:p>
      <text:p text:style-name="P11">F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2:58:55.867150355</meta:creation-date>
    <dc:date>2025-02-23T23:25:36.204723315</dc:date>
    <meta:editing-duration>PT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216" meta:character-count="1324" meta:non-whitespace-character-count="1136"/>
  </office:meta>
</office:document-meta>
</file>